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783dd"/>
    </style:style>
    <style:style style:name="P3" style:family="paragraph" style:parent-style-name="Standard">
      <style:paragraph-properties fo:text-align="justify" style:justify-single-word="false"/>
      <style:text-properties fo:font-weight="normal" officeooo:paragraph-rsid="000783dd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officeooo:paragraph-rsid="00087c46"/>
    </style:style>
    <style:style style:name="T1" style:family="text">
      <style:text-properties fo:color="#000000" loext:opacity="100%" style:font-name="Arial-BoldMT" fo:font-size="14pt" fo:font-weight="bold" style:font-size-asian="14pt" style:font-weight-asian="bold"/>
    </style:style>
    <style:style style:name="T2" style:family="text">
      <style:text-properties fo:color="#000000" loext:opacity="100%" style:font-name="Arial-BoldMT" fo:font-size="14pt" fo:font-weight="bold" officeooo:rsid="000495bc" style:font-size-asian="14pt" style:font-weight-asian="bold"/>
    </style:style>
    <style:style style:name="T3" style:family="text">
      <style:text-properties fo:color="#000000" loext:opacity="100%" style:font-name="Arial-BoldMT" fo:font-size="12pt" fo:font-weight="bold" style:font-size-asian="12pt" style:font-weight-asian="bold"/>
    </style:style>
    <style:style style:name="T4" style:family="text">
      <style:text-properties fo:color="#000000" loext:opacity="100%" style:font-name="Arial-BoldMT" fo:font-size="12pt" fo:font-weight="bold" officeooo:rsid="000691fa" style:font-size-asian="12pt" style:font-weight-asian="bold"/>
    </style:style>
    <style:style style:name="T5" style:family="text">
      <style:text-properties fo:color="#000000" loext:opacity="100%" style:font-name="Arial-BoldMT" fo:font-size="12pt" fo:font-weight="bold" style:font-size-asian="12pt" style:font-weight-asian="bold" style:font-weight-complex="bold"/>
    </style:style>
    <style:style style:name="T6" style:family="text">
      <style:text-properties fo:color="#000000" loext:opacity="100%" style:font-name="Arial-BoldMT" fo:font-size="12pt" fo:font-weight="bold" officeooo:rsid="000783dd" style:font-size-asian="12pt" style:font-weight-asian="bold" style:font-weight-complex="bold"/>
    </style:style>
    <style:style style:name="T7" style:family="text">
      <style:text-properties fo:color="#000000" loext:opacity="100%" style:font-name="Arial-BoldMT" fo:font-size="12pt" fo:font-weight="normal" officeooo:rsid="000495bc" style:font-size-asian="12pt" style:font-weight-asian="normal" style:font-weight-complex="normal"/>
    </style:style>
    <style:style style:name="T8" style:family="text">
      <style:text-properties fo:color="#000000" loext:opacity="100%" style:font-name="Arial-BoldMT" fo:font-size="12pt" fo:font-weight="normal" officeooo:rsid="000691fa" style:font-size-asian="12pt" style:font-weight-asian="normal" style:font-weight-complex="normal"/>
    </style:style>
    <style:style style:name="T9" style:family="text">
      <style:text-properties fo:color="#000000" loext:opacity="100%" style:font-name="Arial-BoldMT" fo:font-size="12pt" fo:font-weight="normal" style:font-size-asian="12pt" style:font-weight-asian="normal" style:font-weight-complex="normal"/>
    </style:style>
    <style:style style:name="T10" style:family="text">
      <style:text-properties fo:color="#000000" loext:opacity="100%" style:font-name="Arial-BoldMT" fo:font-size="12pt" style:font-size-asian="12pt"/>
    </style:style>
    <style:style style:name="T11" style:family="text">
      <style:text-properties fo:color="#000000" loext:opacity="100%" style:font-name="ArialMT" fo:font-size="14pt" style:font-size-asian="14pt"/>
    </style:style>
    <style:style style:name="T12" style:family="text">
      <style:text-properties fo:color="#000000" loext:opacity="100%" style:font-name="ArialMT" fo:font-size="12pt" style:font-size-asian="12pt"/>
    </style:style>
    <style:style style:name="T13" style:family="text">
      <style:text-properties fo:color="#000000" loext:opacity="100%" style:font-name="ArialMT" fo:font-size="12pt" officeooo:rsid="000495bc" style:font-size-asian="12pt"/>
    </style:style>
    <style:style style:name="T14" style:family="text">
      <style:text-properties fo:color="#000000" loext:opacity="100%" style:font-name="ArialMT" fo:font-size="12pt" officeooo:rsid="000691fa" style:font-size-asian="12pt"/>
    </style:style>
    <style:style style:name="T15" style:family="text">
      <style:text-properties fo:color="#000000" loext:opacity="100%" style:font-name="ArialMT" fo:font-size="12pt" officeooo:rsid="00087c46" style:font-size-asian="12pt"/>
    </style:style>
    <style:style style:name="T16" style:family="text">
      <style:text-properties fo:color="#000000" loext:opacity="100%" style:font-name="ArialMT" fo:font-size="12pt" fo:font-weight="bold" style:font-size-asian="12pt" style:font-weight-asian="bold"/>
    </style:style>
    <style:style style:name="T17" style:family="text">
      <style:text-properties fo:color="#000000" loext:opacity="100%" style:font-name="ArialMT" fo:font-size="12pt" fo:font-weight="normal" style:font-size-asian="12pt" style:font-weight-asian="normal" style:font-weight-complex="normal"/>
    </style:style>
    <style:style style:name="T18" style:family="text">
      <style:text-properties fo:color="#000000" loext:opacity="100%" style:font-name="ArialMT" fo:font-size="12pt" fo:font-weight="normal" officeooo:rsid="000495bc" style:font-size-asian="12pt" style:font-weight-asian="normal" style:font-weight-complex="normal"/>
    </style:style>
    <style:style style:name="T19" style:family="text">
      <style:text-properties fo:color="#000000" loext:opacity="100%" style:font-name="ArialMT" fo:font-size="12pt" fo:font-weight="normal" officeooo:rsid="00087c46" style:font-size-asian="12pt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2</text:span><text:span text:style-name="T1"> REQUISITOS</text:span></text:p>
      <text:p text:style-name="P1"><text:span text:style-name="T11">2.1 REQUISITOS FUNCIONAIS</text:span></text:p>
      <text:p text:style-name="P4"><text:span text:style-name="T3">[RF1] </text:span><text:span text:style-name="T7">O sistema de </text:span><text:span text:style-name="T17">cadastro de novos filmes no </text:span><text:span text:style-name="T18">estabelecimento</text:span><text:span text:style-name="T17">, </text:span><text:span text:style-name="T18">deve incluir</text:span><text:span text:style-name="T17"> informações como título, gênero, ano de lançamento, sinopse, diretor, elenco, duração, classificação indicativa. </text:span><text:span text:style-name="T18">Este requisito deve estar de acordo com</text:span><text:span text:style-name="T17"> </text:span><text:span text:style-name="T12">a RN1 e RN2.</text:span><text:span text:style-name="T15">(Requerimento de Cadastro de Filmes)</text:span></text:p>
      <text:p text:style-name="P4"><text:span text:style-name="T3">[RF2] </text:span><text:span text:style-name="T12">O sistema </text:span><text:span text:style-name="T13">deve p</text:span><text:span text:style-name="T12">ossibilitar o cadastro de novos clientes, incluindo informações como nome, endereço, telefone, e-mail, CPF. </text:span><text:span text:style-name="T15">(Requerimento de </text:span><text:span text:style-name="T18">Cadastro de Clie</text:span><text:span text:style-name="T19">ntes)</text:span></text:p>
      <text:p text:style-name="P1"><text:span text:style-name="T3">[RF3] </text:span><text:span text:style-name="T12">O sistema deve </text:span><text:span text:style-name="T13">p</text:span><text:span text:style-name="T12">ermitir que os clientes realizem a locação de filmes disponíveis no acervo da locadora, registrando as informações do filme, do cliente e a data de locação. </text:span><text:span text:style-name="T15">(Requerimento de locação de Filmes)</text:span></text:p>
      <text:p text:style-name="P1"><text:span text:style-name="T3">[RF4] </text:span><text:span text:style-name="T7">O sistema deve p</text:span><text:span text:style-name="T17">ermitir que os clientes devolvam os filmes locados, registrando a data de devolução e calculando eventuais multas por atraso.</text:span><text:span text:style-name="T19">(Requerimento de devolução de Filmes)</text:span></text:p>
      <text:p text:style-name="P1"><text:span text:style-name="T3">[RF5] </text:span><text:span text:style-name="T7">O sistema deve d</text:span><text:span text:style-name="T17">isponibilizar uma interface para que os clientes possam pesquisar e visualizar o acervo de filmes disponíveis na locadora, podendo filtrar por gênero, título, diretor, etc. </text:span><text:span text:style-name="T19">(Requerimento de consulta de Acervo)</text:span></text:p>
      <text:p text:style-name="P1"><text:span text:style-name="T3">[RF6] </text:span><text:span text:style-name="T12">O sistema deve </text:span><text:span text:style-name="T14">p</text:span><text:span text:style-name="T12">ossibilitar que os clientes reservem filmes que estão atualmente indisponíveis, definindo uma data para retirada quando estiverem disponíveis.</text:span><text:span text:style-name="T15">(Requerimento de reserva de Filmes)</text:span></text:p>
      <text:p text:style-name="P1"><text:span text:style-name="T3">[RF7] </text:span><text:span text:style-name="T8">O sistema deve m</text:span><text:span text:style-name="T17">anter o controle do estoque de filmes disponíveis para locação, atualizando automaticamente a disponibilidade conforme os filmes são locados e devolvidos.</text:span><text:span text:style-name="T19">(Requerimento de Gestão de Estoque)</text:span></text:p>
      <text:p text:style-name="P1"><text:span text:style-name="T11">2.2 REQUISITOS NÃO-FUNCIONAIS</text:span></text:p>
      <text:p text:style-name="P1"><text:span text:style-name="T3">[RNF1] </text:span><text:span text:style-name="T17">O sistema deve ser responsivo e rápido, garantindo tempos de resposta curtos mesmo em horários de pico de uso.</text:span></text:p>
      <text:p text:style-name="P1"><text:span text:style-name="T3">[RNF2] </text:span><text:span text:style-name="T8">O sistema deve</text:span><text:span text:style-name="T4"> </text:span><text:span text:style-name="T8">g</text:span><text:span text:style-name="T17">arantir a segurança dos dados dos clientes e do acervo de filmes, utilizando técnicas de criptografia e controle de acesso adequados.<text:line-break/></text:span><text:span text:style-name="T3">[RNF3] </text:span><text:span text:style-name="T17">O sistema deve ser intuitivo e de fácil utilização tanto para os funcionários da locadora quanto para os clientes, com uma interface amigável e instruções claras.</text:span></text:p>
      <text:p text:style-name="P1"><text:span text:style-name="T12">cerca de 3 a 10 seg.</text:span></text:p>
      <text:p text:style-name="P1"><text:span text:style-name="T3">[RNF4] </text:span><text:span text:style-name="T12">O sistema deve </text:span><text:span text:style-name="T14">a</text:span><text:span text:style-name="T12">ssegurar que o sistema esteja disponível 24 horas por dia, 7 dias por semana, com um mínimo de tempo de inatividade para manutenção.</text:span></text:p>
      <text:p text:style-name="P1"><text:span text:style-name="T3">[RNF5] </text:span><text:span text:style-name="T17">O sistema deve ser capaz de lidar com um grande volume de clientes e filmes, sendo escalável para suportar o crescimento da locadora.</text:span></text:p>
      <text:p text:style-name="P1"><text:span text:style-name="T3">[RNF6] </text:span><text:span text:style-name="T8">O sistema deve g</text:span><text:span text:style-name="T17">arantir a compatibilidade do sistema com diferentes dispositivos e navegadores web, para que os clientes possam acessá-lo a partir de qualquer plataforma.</text:span><text:span text:style-name="T16"><text:line-break/></text:span><text:span text:style-name="T3">[RNF7] </text:span><text:span text:style-name="T8">O sistema deve i</text:span><text:span text:style-name="T17">mplementar rotinas de backup regulares para garantir a segurança dos dados e a possibilidade de recuperação em caso de falhas ou perdas de dados.</text:span></text:p>
      <text:p text:style-name="P1"><text:span text:style-name="T11">2.3 REGRAS DE NEGÓCIO</text:span></text:p>
      <text:p text:style-name="P2"><text:span text:style-name="T3">[RN1] </text:span><text:span text:style-name="T17">Os campos obrigatórios para o cadastro de filmes são: título, gênero, ano de lançamento, sinopse, diretor, elenco, duração e classificação indicativa.<text:line-break/></text:span><text:span text:style-name="T3">[RN2] </text:span><text:span text:style-name="T17">Todos os campos do cadastro de clientes são obrigatórios, incluindo nome, endereço, telefone, e-mail e CPF.</text:span></text:p>
      <text:p text:style-name="P1"><text:span text:style-name="T3">[RN3] </text:span><text:span text:style-name="T16"><text:s/></text:span><text:span text:style-name="T17">O cliente só pode alugar filmes que estejam disponíveis no acervo da locadora. Não é permitido alugar mais de um exemplar do mesmo filme para o mesmo cliente</text:span><text:span text:style-name="T16"> </text:span><text:span text:style-name="T17">simultaneamente</text:span><text:span text:style-name="T16">.<text:line-break/></text:span><text:soft-page-break/><text:span text:style-name="T3">[RN4] </text:span><text:span text:style-name="T17">O cliente deve devolver o filme na data acordada. O sistema calculará automaticamente multas por atraso na devolução, conforme a política da locadora.</text:span></text:p>
      <text:p text:style-name="P1"><text:span text:style-name="T3">[RN5] </text:span><text:span text:style-name="T9">A consulta de acervo deve permitir filtros por gênero, título e diretor. Os resultados da pesquisa devem ser apresentados de forma clara e organizada.</text:span></text:p>
      <text:p text:style-name="P3"><text:span text:style-name="T5">[RN</text:span><text:span text:style-name="T6">6</text:span><text:span text:style-name="T5">] </text:span><text:span text:style-name="T10">Os clientes podem reservar filmes indisponíveis, definindo uma data de retirada futura. A reserva será confirmada quando o filme estiver disponível para locação.</text:span></text:p>
      <text:p text:style-name="P3"><text:span text:style-name="T5">[RN</text:span><text:span text:style-name="T6">7</text:span><text:span text:style-name="T5">] </text:span><text:span text:style-name="T10">O sistema atualizará automaticamente a disponibilidade dos filmes conforme são locados e devolvi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1T19:09:16.703000000</meta:creation-date>
    <dc:date>2024-02-21T20:06:24.368000000</dc:date>
    <meta:editing-duration>PT6M5S</meta:editing-duration>
    <meta:editing-cycles>1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22" meta:word-count="565" meta:character-count="3713" meta:non-whitespace-character-count="3169"/>
  </office:meta>
</office:document-meta>
</file>